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996600"/>
      <style:text-properties fo:color="#1c1c1c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Zadanie</text:p>
          </table:table-cell>
          <table:table-cell office:value-type="string">
            <text:p>Poker</text:p>
          </table:table-cell>
          <table:table-cell table:style-name="Default" office:value-type="string">
            <text:p>Wy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">
            <text:p>222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35">
            <text:p>3335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13">
            <text:p>55813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style-name="ce5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18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18:16.51</dc:date>
    <dc:creator>i i</dc:creator>
    <meta:editing-duration>PT10M34S</meta:editing-duration>
    <meta:editing-cycles>3</meta:editing-cycles>
    <meta:document-statistic meta:table-count="3" meta:cell-count="33" meta:object-count="0"/>
  </office:meta>
</office:document-meta>
</file>